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5000001D107C148D054D153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Arial" fo:font-size="24pt" style:font-size-asian="24pt" style:font-size-complex="24pt"/>
    </style:style>
    <style:style style:name="P2" style:family="paragraph">
      <loext:graphic-properties draw:fill-color="#ff3333"/>
      <style:paragraph-properties fo:text-align="center"/>
      <style:text-properties fo:color="#ffffff" style:font-name="Arial" fo:font-size="24pt" style:font-size-asian="24pt" style:font-size-complex="24pt"/>
    </style:style>
    <style:style style:name="P3" style:family="paragraph">
      <loext:graphic-properties draw:fill-color="#ff3333"/>
      <style:paragraph-properties fo:text-align="center"/>
      <style:text-properties fo:font-size="12pt"/>
    </style:style>
    <style:style style:name="T1" style:family="text">
      <style:text-properties fo:color="#ffffff" style:font-name="Arial" fo:font-size="24pt" style:font-size-asian="24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3333" draw:textarea-horizontal-align="justify" draw:textarea-vertical-align="middle" draw:auto-grow-height="false" fo:min-height="0.954cm" fo:min-width="0.9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3333" draw:marker-start-width="0.503cm" draw:marker-end-width="0.503cm" draw:fill-color="#ff333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cm" svg:height="10.44cm" draw:z-index="0"><draw:image xlink:href="Pictures/10000201000002F5000001D107C148D054D15369.png" xlink:type="simple" xlink:show="embed" xlink:actuate="onLoad"/></draw:frame><draw:custom-shape text:anchor-type="paragraph" draw:z-index="1" draw:name="Form2" draw:style-name="gr1" draw:text-style-name="P2" svg:width="1.35cm" svg:height="1.35cm" svg:x="6.833cm" svg:y="0.15cm"><text:p text:style-name="P1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2" draw:style-name="gr1" draw:text-style-name="P2" svg:width="1.35cm" svg:height="1.35cm" svg:x="1.078cm" svg:y="3.32cm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2" draw:style-name="gr1" draw:text-style-name="P2" svg:width="1.35cm" svg:height="1.35cm" svg:x="15.034cm" svg:y="3.528cm"><text:p text:style-name="P1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2" draw:style-name="gr1" draw:text-style-name="P2" svg:width="1.35cm" svg:height="1.35cm" svg:x="4.888cm" svg:y="8.214cm"><text:p text:style-name="P1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2" draw:style-name="gr1" draw:text-style-name="P2" svg:width="1.35cm" svg:height="1.35cm" svg:x="7.878cm" svg:y="8.214cm"><text:p text:style-name="P1"><text:span text:style-name="T1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2" draw:style-name="gr1" draw:text-style-name="P2" svg:width="1.35cm" svg:height="1.35cm" svg:x="10.761cm" svg:y="8.188cm"><text:p text:style-name="P1"><text:span text:style-name="T1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2" draw:style-name="gr1" draw:text-style-name="P2" svg:width="1.35cm" svg:height="1.35cm" svg:x="14.258cm" svg:y="1.011cm"><text:p text:style-name="P1"><text:span text:style-name="T1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Form1" draw:style-name="gr2" draw:text-style-name="P3" svg:x1="1.993cm" svg:y1="4.523cm" svg:x2="2.258cm" svg:y2="5.028cm"><text:p/></draw:line><draw:line text:anchor-type="paragraph" draw:z-index="9" draw:name="Form1" draw:style-name="gr2" draw:text-style-name="P3" svg:x1="7.798cm" svg:y1="1.371cm" svg:x2="8.063cm" svg:y2="1.876cm"><text:p/></draw:line><draw:line text:anchor-type="paragraph" draw:z-index="10" draw:name="Form1" draw:style-name="gr2" draw:text-style-name="P3" svg:x1="15.799cm" svg:y1="1.011cm" svg:x2="15.367cm" svg:y2="1.47cm"><text:p/></draw:line><draw:line text:anchor-type="paragraph" draw:z-index="11" draw:name="Form1" draw:style-name="gr2" draw:text-style-name="P3" svg:x1="15.272cm" svg:y1="4.593cm" svg:x2="14.84cm" svg:y2="5.052cm"><text:p/></draw:line><draw:line text:anchor-type="paragraph" draw:z-index="12" draw:name="Form1" draw:style-name="gr2" draw:text-style-name="P3" svg:x1="5.604cm" svg:y1="7.863cm" svg:x2="5.604cm" svg:y2="8.322cm"><text:p/></draw:line><draw:line text:anchor-type="paragraph" draw:z-index="13" draw:name="Form1" draw:style-name="gr2" draw:text-style-name="P3" svg:x1="8.61cm" svg:y1="7.863cm" svg:x2="8.61cm" svg:y2="8.322cm"><text:p/></draw:line><draw:line text:anchor-type="paragraph" draw:z-index="14" draw:name="Form1" draw:style-name="gr2" draw:text-style-name="P3" svg:x1="11.375cm" svg:y1="7.863cm" svg:x2="11.375cm" svg:y2="8.322cm"><text:p/></draw:line><draw:custom-shape text:anchor-type="paragraph" draw:z-index="15" draw:name="Form2" draw:style-name="gr1" draw:text-style-name="P2" svg:width="1.35cm" svg:height="1.35cm" svg:x="13.529cm" svg:y="6.913cm"><text:p text:style-name="P1"><text:span text:style-name="T1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Form1" draw:style-name="gr2" draw:text-style-name="P3" svg:x1="11.903cm" svg:y1="5.364cm" svg:x2="13.66cm" svg:y2="7.19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02:30:31.379000000</meta:creation-date>
    <dc:date>2018-02-18T02:46:52.463000000</dc:date>
    <meta:editing-duration>PT6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5.1$Windows_x86 LibreOffice_project/0312e1a284a7d50ca85a365c316c7abbf20a4d22</meta:generator>
  </office:meta>
</office:document-meta>
</file>